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HUAMANTOMA SIMON, EDWIN JIMM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Q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HUAMANTOMA SIMON, EDWIN JIMM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0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ECONOFLETE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3T22:44:1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